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T3" style:parent-style-name="Fuentedepárrafopredeter." style:family="text">
      <style:text-properties fo:background-color="#FFFF00" fo:language="en" fo:country="US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background-color="#FFFF00"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background-color="#FFFF00"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background-color="#FFFF00" fo:language="en" fo:country="US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T15" style:parent-style-name="Fuentedepárrafopredeter." style:family="text">
      <style:text-properties fo:background-color="#FFFF00"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background-color="#FFFF00" fo:language="en" fo:country="US"/>
    </style:style>
    <style:style style:name="T18" style:parent-style-name="Fuentedepárrafopredeter." style:family="text">
      <style:text-properties fo:background-color="#FFFF00"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T22" style:parent-style-name="Fuentedepárrafopredeter." style:family="text">
      <style:text-properties fo:language="en" fo:country="US"/>
    </style:style>
    <style:style style:name="T23" style:parent-style-name="Fuentedepárrafopredeter." style:family="text">
      <style:text-properties fo:language="en" fo:country="US"/>
    </style:style>
    <style:style style:name="T24" style:parent-style-name="Fuentedepárrafopredeter." style:family="text">
      <style:text-properties fo:language="en" fo:country="US"/>
    </style:style>
    <style:style style:name="T25" style:parent-style-name="Fuentedepárrafopredeter." style:family="text">
      <style:text-properties fo:language="en" fo:country="US"/>
    </style:style>
    <style:style style:name="T26" style:parent-style-name="Fuentedepárrafopredeter." style:family="text">
      <style:text-properties fo:color="#70AD47" fo:language="en" fo:country="US"/>
    </style:style>
    <style:style style:name="T27" style:parent-style-name="Fuentedepárrafopredeter." style:family="text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T29" style:parent-style-name="Fuentedepárrafopredeter." style:family="text">
      <style:text-properties fo:language="en" fo:country="US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language="en" fo:country="US"/>
    </style:style>
    <style:style style:name="T32" style:parent-style-name="Fuentedepárrafopredeter." style:family="text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color="#70AD47" fo:language="en" fo:country="US"/>
    </style:style>
    <style:style style:name="T42" style:parent-style-name="Fuentedepárrafopredeter." style:family="text">
      <style:text-properties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color="#70AD47"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language="en" fo:country="US"/>
    </style:style>
    <style:style style:name="T51" style:parent-style-name="Fuentedepárrafopredeter.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54" style:parent-style-name="Normal" style:family="paragraph">
      <style:text-properties fo:font-weight="bold" style:font-weight-asian="bold" style:font-weight-complex="bold" fo:language="en" fo:country="US"/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T57" style:parent-style-name="Fuentedepárrafopredeter." style:family="text">
      <style:text-properties fo:language="en" fo:country="US"/>
    </style:style>
    <style:style style:name="T58" style:parent-style-name="Fuentedepárrafopredeter." style:family="text">
      <style:text-properties fo:color="#70AD47" fo:language="en" fo:country="US"/>
    </style:style>
    <style:style style:name="T59" style:parent-style-name="Fuentedepárrafopredeter." style:family="text">
      <style:text-properties fo:color="#70AD47" fo:language="en" fo:country="US"/>
    </style:style>
    <style:style style:name="T60" style:parent-style-name="Fuentedepárrafopredeter." style:family="text">
      <style:text-properties fo:language="en" fo:country="US"/>
    </style:style>
    <style:style style:name="T61" style:parent-style-name="Fuentedepárrafopredeter.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language="en" fo:country="US"/>
    </style:style>
    <style:style style:name="T65" style:parent-style-name="Fuentedepárrafopredeter." style:family="text">
      <style:text-properties fo:language="en" fo:country="US"/>
    </style:style>
    <style:style style:name="T66" style:parent-style-name="Fuentedepárrafopredeter." style:family="text">
      <style:text-properties fo:language="en" fo:country="US"/>
    </style:style>
    <style:style style:name="T67" style:parent-style-name="Fuentedepárrafopredeter." style:family="text">
      <style:text-properties fo:color="#70AD47" fo:language="en" fo:country="US"/>
    </style:style>
    <style:style style:name="T68" style:parent-style-name="Fuentedepárrafopredeter." style:family="text">
      <style:text-properties fo:color="#70AD47" fo:language="en" fo:country="US"/>
    </style:style>
    <style:style style:name="T69" style:parent-style-name="Fuentedepárrafopredeter." style:family="text">
      <style:text-properties fo:color="#70AD47" fo:language="en" fo:country="US"/>
    </style:style>
    <style:style style:name="T70" style:parent-style-name="Fuentedepárrafopredeter." style:family="text">
      <style:text-properties fo:language="en" fo:country="US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language="en" fo:country="US"/>
    </style:style>
    <style:style style:name="T73" style:parent-style-name="Fuentedepárrafopredeter." style:family="text">
      <style:text-properties fo:language="en" fo:country="US"/>
    </style:style>
    <style:style style:name="T74" style:parent-style-name="Fuentedepárrafopredeter." style:family="text">
      <style:text-properties fo:language="en" fo:country="US"/>
    </style:style>
    <style:style style:name="T75" style:parent-style-name="Fuentedepárrafopredeter." style:family="text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80" style:parent-style-name="Fuentedepárrafopredeter." style:family="text">
      <style:text-properties fo:language="en" fo:country="US"/>
    </style:style>
    <style:style style:name="T81" style:parent-style-name="Fuentedepárrafopredeter." style:family="text">
      <style:text-properties fo:color="#70AD47" fo:language="en" fo:country="US"/>
    </style:style>
    <style:style style:name="T82" style:parent-style-name="Fuentedepárrafopredeter." style:family="text">
      <style:text-properties fo:color="#70AD47" fo:language="en" fo:country="US"/>
    </style:style>
    <style:style style:name="T83" style:parent-style-name="Fuentedepárrafopredeter." style:family="text">
      <style:text-properties fo:language="en" fo:country="US"/>
    </style:style>
    <style:style style:name="T84" style:parent-style-name="Fuentedepárrafopredeter." style:family="text">
      <style:text-properties fo:language="en" fo:country="US"/>
    </style:style>
    <style:style style:name="T85" style:parent-style-name="Fuentedepárrafopredeter." style:family="text">
      <style:text-properties fo:language="en" fo:country="US"/>
    </style:style>
    <style:style style:name="T86" style:parent-style-name="Fuentedepárrafopredeter." style:family="text">
      <style:text-properties fo:language="en" fo:country="US"/>
    </style:style>
    <style:style style:name="T87" style:parent-style-name="Fuentedepárrafopredeter." style:family="text">
      <style:text-properties fo:language="en" fo:country="US"/>
    </style:style>
    <style:style style:name="T88" style:parent-style-name="Fuentedepárrafopredeter." style:family="text">
      <style:text-properties fo:language="en" fo:country="US"/>
    </style:style>
    <style:style style:name="T89" style:parent-style-name="Fuentedepárrafopredeter." style:family="text">
      <style:text-properties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language="en" fo:country="US"/>
    </style:style>
    <style:style style:name="T93" style:parent-style-name="Fuentedepárrafopredeter." style:family="text">
      <style:text-properties fo:language="en" fo:country="US"/>
    </style:style>
    <style:style style:name="T94" style:parent-style-name="Fuentedepárrafopredeter." style:family="text">
      <style:text-properties fo:language="en" fo:country="US"/>
    </style:style>
    <style:style style:name="T95" style:parent-style-name="Fuentedepárrafopredeter." style:family="text">
      <style:text-properties fo:language="en" fo:country="US"/>
    </style:style>
    <style:style style:name="T96" style:parent-style-name="Fuentedepárrafopredeter." style:family="text">
      <style:text-properties fo:language="en" fo:country="US"/>
    </style:style>
    <style:style style:name="T97" style:parent-style-name="Fuentedepárrafopredeter." style:family="text">
      <style:text-properties fo:color="#FF0000" fo:language="en" fo:country="US"/>
    </style:style>
    <style:style style:name="T98" style:parent-style-name="Fuentedepárrafopredeter." style:family="text">
      <style:text-properties fo:color="#FF0000" fo:language="en" fo:country="US"/>
    </style:style>
    <style:style style:name="P99" style:parent-style-name="Normal" style:family="paragraph">
      <style:paragraph-properties fo:break-before="page"/>
      <style:text-properties fo:language="en" fo:country="US" fo:hyphenate="true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01" style:parent-style-name="Normal" style:family="paragraph">
      <style:text-properties fo:font-weight="bold" style:font-weight-asian="bold" style:font-weight-complex="bold" fo:language="en" fo:country="US"/>
    </style:style>
    <style:style style:name="T102" style:parent-style-name="Fuentedepárrafopredeter." style:family="text">
      <style:text-properties fo:language="en" fo:country="US"/>
    </style:style>
    <style:style style:name="T103" style:parent-style-name="Fuentedepárrafopredeter." style:family="text">
      <style:text-properties fo:color="#70AD47" fo:language="en" fo:country="US"/>
    </style:style>
    <style:style style:name="T104" style:parent-style-name="Fuentedepárrafopredeter." style:family="text">
      <style:text-properties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Fuentedepárrafopredeter." style:family="text">
      <style:text-properties fo:language="en" fo:country="US"/>
    </style:style>
    <style:style style:name="T107" style:parent-style-name="Fuentedepárrafopredeter." style:family="text">
      <style:text-properties fo:language="en" fo:country="US"/>
    </style:style>
    <style:style style:name="T108" style:parent-style-name="Fuentedepárrafopredeter." style:family="text">
      <style:text-properties fo:language="en" fo:country="US"/>
    </style:style>
    <style:style style:name="T109" style:parent-style-name="Fuentedepárrafopredeter." style:family="text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T113" style:parent-style-name="Fuentedepárrafopredeter." style:family="text">
      <style:text-properties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T116" style:parent-style-name="Fuentedepárrafopredeter." style:family="text">
      <style:text-properties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P117" style:parent-style-name="Normal" style:family="paragraph">
      <style:text-properties fo:color="#FF0000" fo:language="en" fo:country="US"/>
    </style:style>
    <style:style style:name="P118" style:parent-style-name="Normal" style:family="paragraph">
      <style:text-properties fo:color="#FF0000"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T123" style:parent-style-name="Fuentedepárrafopredeter." style:family="text">
      <style:text-properties style:font-name="Wingdings" style:font-name-asian="Wingdings" style:font-name-complex="Wingdings" fo:language="en" fo:country="US"/>
    </style:style>
    <style:style style:name="T124" style:parent-style-name="Fuentedepárrafopredeter." style:family="text">
      <style:text-properties fo:language="en" fo:country="US"/>
    </style:style>
    <style:style style:name="T125" style:parent-style-name="Fuentedepárrafopredeter." style:family="text">
      <style:text-properties style:font-name="Wingdings" style:font-name-asian="Wingdings" style:font-name-complex="Wingdings" fo:language="en" fo:country="US"/>
    </style:style>
    <style:style style:name="T126" style:parent-style-name="Fuentedepárrafopredeter." style:family="text">
      <style:text-properties fo:language="en" fo:country="US"/>
    </style:style>
    <style:style style:name="T127" style:parent-style-name="Fuentedepárrafopredeter." style:family="text">
      <style:text-properties style:font-name="Wingdings" style:font-name-asian="Wingdings" style:font-name-complex="Wingdings" fo:language="en" fo:country="US"/>
    </style:style>
    <style:style style:name="T128" style:parent-style-name="Fuentedepárrafopredeter." style:family="text">
      <style:text-properties fo:language="en" fo:country="US"/>
    </style:style>
    <style:style style:name="T129" style:parent-style-name="Fuentedepárrafopredeter." style:family="text">
      <style:text-properties style:font-name="Wingdings" style:font-name-asian="Wingdings" style:font-name-complex="Wingdings" fo:language="en" fo:country="US"/>
    </style:style>
    <style:style style:name="T130" style:parent-style-name="Fuentedepárrafopredeter." style:family="text">
      <style:text-properties fo:language="en" fo:country="US"/>
    </style:style>
    <style:style style:name="T131" style:parent-style-name="Fuentedepárrafopredeter." style:family="text">
      <style:text-properties fo:color="#FF0000" fo:language="en" fo:country="US"/>
    </style:style>
    <style:style style:name="T132" style:parent-style-name="Fuentedepárrafopredeter." style:family="text">
      <style:text-properties fo:language="en" fo:country="US"/>
    </style:style>
    <style:style style:name="T133" style:parent-style-name="Fuentedepárrafopredeter." style:family="text">
      <style:text-properties fo:language="en" fo:country="US"/>
    </style:style>
    <style:style style:name="T134" style:parent-style-name="Fuentedepárrafopredeter." style:family="text">
      <style:text-properties style:font-name="Wingdings" style:font-name-asian="Wingdings" style:font-name-complex="Wingdings" fo:language="en" fo:country="US"/>
    </style:style>
    <style:style style:name="T135" style:parent-style-name="Fuentedepárrafopredeter." style:family="text">
      <style:text-properties fo:language="en" fo:country="US"/>
    </style:style>
    <style:style style:name="P136" style:parent-style-name="Normal" style:family="paragraph">
      <style:text-properties fo:language="en" fo:country="US"/>
    </style:style>
  </office:automatic-styles>
  <office:body>
    <office:text text:use-soft-page-breaks="true">
      <text:p text:style-name="P1">MUSEO</text:p>
      <text:p text:style-name="P2">Pinturas y esculturas:</text:p>
      <text:p text:style-name="Normal"><text:span text:style-name="T3">itemLabel</text:span><text:span text:style-name="T4">;<text:s/></text:span><text:span text:style-name="T5">title</text:span><text:span text:style-name="T6">; artist; constituentID; artistBio;<text:s/></text:span><text:span text:style-name="T7">nationality; beginDate; endDate; gender; date;</text:span><text:span text:style-name="T8"><text:s/>medium;<text:s/></text:span><text:span text:style-name="T9">dimensions</text:span><text:span text:style-name="T10">; creditLine; accessionNumber;</text:span><text:span text:style-name="T11"><text:s/></text:span><text:span text:style-name="T12">department;<text:s/></text:span><text:span text:style-name="T13">dateAcquired; cataloged; depth;<text:s/></text:span><text:span text:style-name="T14">diameter;<text:s/></text:span><text:span text:style-name="T15">height</text:span><text:span text:style-name="T16">; weight;<text:s/></text:span><text:span text:style-name="T17">width</text:span><text:span text:style-name="T18">; linkToIcon</text:span></text:p>
      <text:p text:style-name="P19"/>
      <text:p text:style-name="P20">CENTRO COMERCIAL - GRANCASA</text:p>
      <text:p text:style-name="P21">Tiendas y restaurantes:</text:p>
      <text:p text:style-name="Normal"><text:span text:style-name="T22">itemLabel; title;</text:span><text:span text:style-name="T23"><text:s/>linkToIcon;</text:span><text:span text:style-name="T24"><text:s/>nationality;<text:s/></text:span><text:span text:style-name="T25">date<text:s/></text:span><text:span text:style-name="T26">== opening hours in week</text:span><text:span text:style-name="T27">;<text:s/></text:span><text:span text:style-name="T28">beginDate</text:span><text:span text:style-name="T29"><text:s/>(opening date)</text:span><text:span text:style-name="T30">; endDate;<text:s/></text:span><text:span text:style-name="T31">width;<text:s/></text:span><text:span text:style-name="T32">height;<text:s/></text:span></text:p>
      <text:p text:style-name="P33">products; description; webpageURL; email;</text:p>
      <text:p text:style-name="P34"/>
      <text:p text:style-name="P35">MERCADO/SUPERMERCADO – MERCADO CENTRAL</text:p>
      <text:p text:style-name="P36">Puestos (/tiendas):</text:p>
      <text:p text:style-name="Normal"><text:span text:style-name="T37">itemLabel; title;<text:s/></text:span><text:span text:style-name="T38">linkToIcon;<text:s/></text:span><text:span text:style-name="T39">nationality;<text:s/></text:span><text:span text:style-name="T40">date<text:s/></text:span><text:span text:style-name="T41">== opening hours in week</text:span><text:span text:style-name="T42">;</text:span><text:span text:style-name="T43"><text:s/></text:span><text:span text:style-name="T44">beginDate; endDate;</text:span><text:span text:style-name="T45"><text:s/></text:span><text:span text:style-name="T46">height; width;</text:span></text:p>
      <text:p text:style-name="Normal"><text:span text:style-name="T47">department</text:span><text:span text:style-name="T48"><text:s/>== category</text:span><text:span text:style-name="T49">;</text:span><text:span text:style-name="T50"><text:s/></text:span><text:span text:style-name="T51">products; description; WhatsApp orders, minOrder; onlyPickUp; phoneNumber</text:span></text:p>
      <text:p text:style-name="P52"/>
      <text:p text:style-name="P53">CINES</text:p>
      <text:p text:style-name="P54">Salas/películas:</text:p>
      <text:p text:style-name="Normal"><text:span text:style-name="T55">itemLabel; title; linkToIcon; nationality</text:span><text:span text:style-name="T56"><text:s/>(film language)</text:span><text:span text:style-name="T57">; date<text:s/></text:span><text:span text:style-name="T58">==<text:s/></text:span><text:span text:style-name="T59">where can be seen that film</text:span><text:span text:style-name="T60">;</text:span><text:span text:style-name="T61"><text:s/>beginDate</text:span><text:span text:style-name="T62"><text:s/>(release date)</text:span><text:span text:style-name="T63">; endDate</text:span><text:span text:style-name="T64"><text:s/>(no more playing that film)</text:span><text:span text:style-name="T65">; height; width;</text:span></text:p>
      <text:p text:style-name="Normal"><text:span text:style-name="T66">department</text:span><text:span text:style-name="T67"><text:s/>==<text:s/></text:span><text:span text:style-name="T68">film<text:s/></text:span><text:span text:style-name="T69">genre(s)</text:span><text:span text:style-name="T70">;</text:span><text:span text:style-name="T71"><text:s/></text:span><text:span text:style-name="T72">film(s)</text:span><text:span text:style-name="T73">; description</text:span><text:span text:style-name="T74">(s)</text:span><text:span text:style-name="T75">;<text:s/></text:span><text:span text:style-name="T76">ages recommended; seats; emptySeats;</text:span></text:p>
      <text:p text:style-name="P77"/>
      <text:p text:style-name="P78">PERSONAS</text:p>
      <text:p text:style-name="P79">Amigos/gente con gustos similares:</text:p>
      <text:p text:style-name="Normal"><text:span text:style-name="T80">itemLabel (person id); title (name); linkToIcon; nationality; date<text:s/></text:span><text:span text:style-name="T81">=</text:span><text:span text:style-name="T82">= age</text:span><text:span text:style-name="T83">;</text:span><text:span text:style-name="T84"><text:s/>beginDate (</text:span><text:span text:style-name="T85">birth<text:s/></text:span><text:span text:style-name="T86">date); endDate (</text:span><text:span text:style-name="T87">null</text:span><text:span text:style-name="T88">);<text:s/></text:span><text:span text:style-name="T89">(<text:s/></text:span><text:span text:style-name="T90">height; width;</text:span><text:span text:style-name="T91"><text:s/>)</text:span></text:p>
      <text:p text:style-name="Normal"><text:span text:style-name="T92">gender; hobbies;<text:s/></text:span><text:span text:style-name="T93">ages recommended</text:span><text:span text:style-name="T94"><text:s/>(or looking for)</text:span><text:span text:style-name="T95">;</text:span><text:span text:style-name="T96"><text:s/></text:span><text:span text:style-name="T97">TRAJECTORY; SPEED;</text:span><text:span text:style-name="T98"><text:s/>-&gt; MOVING OBJECT</text:span></text:p>
      <text:p text:style-name="P99"/>
      <text:soft-page-break/>
      <text:p text:style-name="P100">TIENDA/LIBRERÍA/VIDEOCLUB</text:p>
      <text:p text:style-name="P101">Productos/libros/películas:</text:p>
      <text:p text:style-name="Normal"><text:span text:style-name="T102">itemLabel; title; linkToIcon; nationality; date<text:s/></text:span><text:span text:style-name="T103">== age</text:span><text:span text:style-name="T104">;</text:span><text:span text:style-name="T105"><text:s/>beginDate (</text:span><text:span text:style-name="T106">creation/elaboration date</text:span><text:span text:style-name="T107">); endDate</text:span><text:span text:style-name="T108">/date of expiry (if needed</text:span><text:span text:style-name="T109">); ( height; width; )</text:span></text:p>
      <text:p text:style-name="P110">department/category/genre;<text:s/>(ages recommended); rating;</text:p>
      <text:p text:style-name="P111"/>
      <text:p text:style-name="P112">------------------------------------------------------------------------------------------------------------------------------</text:p>
      <text:p text:style-name="Normal"><text:span text:style-name="T113">COMMON ATTRIBUTES:</text:span></text:p>
      <text:p text:style-name="P114">itemLabel; title;<text:s/>linkToIcon;<text:s/>nationality;<text:s/>date;<text:s/>beginDate; endDate;<text:s/>width;<text:s/>height.</text:p>
      <text:p text:style-name="P115"/>
      <text:p text:style-name="Normal"><text:span text:style-name="T116">MOVING OBJECTS:</text:span></text:p>
      <text:p text:style-name="P117">TRAJECTORY; SPEED;</text:p>
      <text:p text:style-name="P118"/>
      <text:p text:style-name="P119">------------------------------------------------------------------------------------------------------------------------------</text:p>
      <text:p text:style-name="P120">HIERARCHY:</text:p>
      <text:p text:style-name="P121"/>
      <text:p text:style-name="P122">Ítem (itemLabel; title; linkToIcon; nationality; date; beginDate; endDate; width; height)</text:p>
      <text:p text:style-name="Normal"><text:span text:style-name="T123"></text:span><text:span text:style-name="T124">museum</text:span></text:p>
      <text:p text:style-name="Normal"><text:span text:style-name="T125"></text:span><text:span text:style-name="T126">shopping mall</text:span></text:p>
      <text:p text:style-name="Normal"><text:span text:style-name="T127"></text:span><text:span text:style-name="T128">…</text:span></text:p>
      <text:p text:style-name="Normal"><text:span text:style-name="T129"></text:span><text:span text:style-name="T130">Moving Object (</text:span><text:span text:style-name="T131">TRAJECTORY; SPEED</text:span><text:span text:style-name="T132">)</text:span></text:p>
      <text:p text:style-name="Normal"><text:span text:style-name="T133">---</text:span><text:span text:style-name="T134"></text:span><text:span text:style-name="T135"><text:s/>Person/User (device)</text:span>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jandro Piedrafita Barrantes</meta:initial-creator>
    <dc:creator>Alejandro Piedrafita Barrantes</dc:creator>
    <meta:creation-date>2021-12-07T08:20:00Z</meta:creation-date>
    <dc:date>2022-01-04T11:14:00Z</dc:date>
    <meta:template xlink:href="Normal.dotm" xlink:type="simple"/>
    <meta:editing-cycles>3</meta:editing-cycles>
    <meta:editing-duration>PT5580S</meta:editing-duration>
    <meta:document-statistic meta:page-count="2" meta:paragraph-count="4" meta:word-count="331" meta:character-count="2150" meta:row-count="15" meta:non-whitespace-character-count="1823"/>
  </office:meta>
</office:document-meta>
</file>